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1181in" table:align="left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1.5361in"/>
    </style:style>
    <style:style style:name="Table1.C" style:family="table-column">
      <style:table-column-properties style:column-width="6.8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style:font-name="JetBrains Mono"/>
    </style:style>
    <style:style style:name="P2" style:family="paragraph" style:parent-style-name="Heading_20_2">
      <style:text-properties style:font-name="JetBrains Mono"/>
    </style:style>
    <style:style style:name="P3" style:family="paragraph" style:parent-style-name="Horizontal_20_Line">
      <style:text-properties style:font-name="JetBrains Mono" fo:font-size="10.5pt" style:font-size-asian="10.5pt" style:font-size-complex="10.5pt"/>
    </style:style>
    <style:style style:name="P4" style:family="paragraph" style:parent-style-name="Text_20_body">
      <style:text-properties style:font-name="JetBrains Mono" fo:font-size="10.5pt" officeooo:rsid="000c7c98" officeooo:paragraph-rsid="000c7c98" style:font-size-asian="10.5pt" style:font-size-complex="10.5pt"/>
    </style:style>
    <style:style style:name="P5" style:family="paragraph" style:parent-style-name="Text_20_body">
      <style:text-properties style:font-name="JetBrains Mono" fo:font-size="10.5pt" officeooo:rsid="000e4b10" officeooo:paragraph-rsid="000e4b10" style:font-size-asian="10.5pt" style:font-size-complex="10.5pt"/>
    </style:style>
    <style:style style:name="P6" style:family="paragraph" style:parent-style-name="Text_20_body">
      <style:text-properties style:font-name="JetBrains Mono" fo:font-size="10.5pt" officeooo:rsid="0012115a" officeooo:paragraph-rsid="0012115a" style:font-size-asian="10.5pt" style:font-size-complex="10.5pt"/>
    </style:style>
    <style:style style:name="P7" style:family="paragraph" style:parent-style-name="Text_20_body">
      <style:text-properties style:font-name="JetBrains Mono" fo:font-size="10.5pt" officeooo:rsid="001266ce" officeooo:paragraph-rsid="001266ce" style:font-size-asian="10.5pt" style:font-size-complex="10.5pt"/>
    </style:style>
    <style:style style:name="P8" style:family="paragraph" style:parent-style-name="Text_20_body">
      <style:text-properties style:font-name="JetBrains Mono" fo:font-size="10.5pt" officeooo:paragraph-rsid="000e69ab"/>
    </style:style>
    <style:style style:name="P9" style:family="paragraph" style:parent-style-name="Horizontal_20_Line">
      <style:text-properties style:font-name="JetBrains Mono" fo:font-size="10pt" style:font-size-asian="10pt" style:font-size-complex="10pt"/>
    </style:style>
    <style:style style:name="P10" style:family="paragraph" style:parent-style-name="Table_20_Contents">
      <style:text-properties style:font-name="JetBrains Mono" fo:font-size="10pt" style:font-size-asian="10pt" style:font-size-complex="10pt"/>
    </style:style>
    <style:style style:name="P11" style:family="paragraph" style:parent-style-name="Table_20_Contents">
      <style:text-properties style:font-name="JetBrains Mono" fo:font-size="10pt" officeooo:rsid="000d8568" officeooo:paragraph-rsid="000d8568" style:font-size-asian="10pt" style:font-size-complex="10pt"/>
    </style:style>
    <style:style style:name="P12" style:family="paragraph" style:parent-style-name="Text_20_body">
      <style:text-properties style:font-name="JetBrains Mono" fo:font-size="44pt" fo:font-weight="bold" officeooo:rsid="000e4b10" officeooo:paragraph-rsid="000e4b10" style:font-size-asian="44pt" style:font-weight-asian="bold" style:font-size-complex="44pt" style:font-weight-complex="bold"/>
    </style:style>
    <style:style style:name="P13" style:family="paragraph" style:parent-style-name="Text_20_body">
      <style:text-properties style:font-name="JetBrains Mono"/>
    </style:style>
    <style:style style:name="P14" style:family="paragraph" style:parent-style-name="Text_20_body">
      <style:text-properties style:font-name="JetBrains Mono" fo:font-size="40pt" fo:font-weight="bold" officeooo:rsid="0012115a" officeooo:paragraph-rsid="0012115a" style:font-size-asian="40pt" style:font-weight-asian="bold" style:font-size-complex="40pt" style:font-weight-complex="bold"/>
    </style:style>
    <style:style style:name="P15" style:family="paragraph" style:parent-style-name="Text_20_body">
      <style:text-properties style:font-name="JetBrains Mono" fo:font-size="15pt" fo:font-weight="bold" officeooo:rsid="0012115a" officeooo:paragraph-rsid="0012115a" style:font-size-asian="15pt" style:font-weight-asian="bold" style:font-size-complex="15pt" style:font-weight-complex="bold"/>
    </style:style>
    <style:style style:name="P16" style:family="paragraph" style:parent-style-name="Text_20_body">
      <style:text-properties style:font-name="JetBrains Mono" fo:font-size="13pt" officeooo:rsid="001266ce" officeooo:paragraph-rsid="001266ce" style:font-size-asian="13pt" style:font-size-complex="13pt"/>
    </style:style>
    <style:style style:name="P17" style:family="paragraph" style:parent-style-name="Heading_20_2">
      <style:text-properties officeooo:paragraph-rsid="001c1c50"/>
    </style:style>
    <style:style style:name="P18" style:family="paragraph" style:parent-style-name="Heading_20_3">
      <style:text-properties style:font-name="JetBrains Mono" fo:font-size="10.5pt" officeooo:rsid="001266ce" officeooo:paragraph-rsid="001266ce" style:font-size-asian="10.5pt" style:font-size-complex="10.5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in" fo:margin-bottom="0in" style:contextual-spacing="false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officeooo:paragraph-rsid="0019632e"/>
    </style:style>
    <style:style style:name="P22" style:family="paragraph" style:parent-style-name="Text_20_body" style:list-style-name="L1">
      <style:text-properties officeooo:paragraph-rsid="001fa8a9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officeooo:paragraph-rsid="001fa8a9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style:font-name="JetBrains Mono" fo:font-size="10.5pt" style:font-size-asian="10.5pt" style:font-size-complex="10.5pt"/>
    </style:style>
    <style:style style:name="P25" style:family="paragraph" style:parent-style-name="Text_20_body" style:list-style-name="L1">
      <style:text-properties style:font-name="JetBrains Mono" fo:font-size="10.5pt" style:font-size-asian="10.5pt" style:font-size-complex="10.5pt"/>
    </style:style>
    <style:style style:name="P26" style:family="paragraph" style:parent-style-name="Text_20_body">
      <style:paragraph-properties fo:margin-top="0in" fo:margin-bottom="0in" style:contextual-spacing="false"/>
      <style:text-properties style:font-name="JetBrains Mono" fo:font-size="10.5pt" style:font-size-asian="10.5pt" style:font-size-complex="10.5pt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JetBrains Mono" fo:font-size="10.5pt" officeooo:paragraph-rsid="001fa8a9" style:font-size-asian="10.5pt" style:font-size-complex="10.5pt"/>
    </style:style>
    <style:style style:name="P28" style:family="paragraph" style:parent-style-name="Text_20_body">
      <style:paragraph-properties fo:margin-top="0in" fo:margin-bottom="0in" style:contextual-spacing="false"/>
      <style:text-properties style:font-name="JetBrains Mono" fo:font-size="10.5pt" officeooo:rsid="001fb86a" officeooo:paragraph-rsid="001fb86a" style:font-size-asian="10.5pt" style:font-size-complex="10.5pt"/>
    </style:style>
    <style:style style:name="P29" style:family="paragraph" style:parent-style-name="Text_20_body">
      <style:text-properties style:font-name="JetBrains Mono" fo:font-size="10.5pt" officeooo:rsid="000e4b10" officeooo:paragraph-rsid="000e4b10" style:font-size-asian="10.5pt" style:font-size-complex="10.5pt"/>
    </style:style>
    <style:style style:name="P30" style:family="paragraph" style:parent-style-name="Text_20_body">
      <style:text-properties style:font-name="JetBrains Mono" fo:font-size="10.5pt" officeooo:rsid="0020026b" officeooo:paragraph-rsid="0020026b" style:font-size-asian="10.5pt" style:font-size-complex="10.5pt"/>
    </style:style>
    <style:style style:name="P31" style:family="paragraph" style:parent-style-name="Text_20_body">
      <style:text-properties style:font-name="JetBrains Mono" fo:font-size="10.5pt" officeooo:rsid="0021254b" officeooo:paragraph-rsid="0021254b" style:font-size-asian="10.5pt" style:font-size-complex="10.5pt"/>
    </style:style>
    <style:style style:name="P32" style:family="paragraph" style:parent-style-name="Text_20_body">
      <style:text-properties style:font-name="JetBrains Mono" fo:font-size="10.5pt" officeooo:rsid="001266ce" officeooo:paragraph-rsid="001266ce" style:font-size-asian="10.5pt" style:font-size-complex="10.5pt"/>
    </style:style>
    <style:style style:name="P33" style:family="paragraph" style:parent-style-name="Text_20_body">
      <style:text-properties style:font-name="JetBrains Mono" officeooo:paragraph-rsid="000e4b10"/>
    </style:style>
    <style:style style:name="P34" style:family="paragraph" style:parent-style-name="Text_20_body">
      <style:text-properties style:font-name="JetBrains Mono" fo:font-size="40pt" fo:font-weight="bold" officeooo:rsid="0012115a" officeooo:paragraph-rsid="0012115a" style:font-size-asian="40pt" style:font-weight-asian="bold" style:font-size-complex="40pt" style:font-weight-complex="bold"/>
    </style:style>
    <style:style style:name="P35" style:family="paragraph" style:parent-style-name="Text_20_body">
      <style:text-properties style:font-name="JetBrains Mono" fo:font-size="24pt" officeooo:rsid="001266ce" officeooo:paragraph-rsid="001266ce" style:font-size-asian="24pt" style:font-size-complex="24pt"/>
    </style:style>
    <style:style style:name="P36" style:family="paragraph" style:parent-style-name="Text_20_body">
      <style:text-properties style:font-name="JetBrains Mono" fo:font-size="24pt" officeooo:rsid="00268695" officeooo:paragraph-rsid="00268695" style:font-size-asian="24pt" style:font-size-complex="24pt"/>
    </style:style>
    <style:style style:name="P37" style:family="paragraph" style:parent-style-name="Text_20_body" style:list-style-name="L2"/>
    <style:style style:name="P38" style:family="paragraph" style:parent-style-name="Text_20_body" style:list-style-name="L3"/>
    <style:style style:name="P39" style:family="paragraph" style:parent-style-name="Text_20_body" style:list-style-name="L4"/>
    <style:style style:name="P40" style:family="paragraph" style:parent-style-name="Text_20_body">
      <style:text-properties officeooo:paragraph-rsid="00174327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019632e"/>
    </style:style>
    <style:style style:name="P42" style:family="paragraph" style:parent-style-name="Text_20_body">
      <style:paragraph-properties fo:margin-top="0in" fo:margin-bottom="0in" style:contextual-spacing="false"/>
      <style:text-properties officeooo:rsid="001aebd9" officeooo:paragraph-rsid="001aebd9"/>
    </style:style>
    <style:style style:name="P43" style:family="paragraph" style:parent-style-name="Text_20_body">
      <style:text-properties officeooo:paragraph-rsid="001c1c50"/>
    </style:style>
    <style:style style:name="P44" style:family="paragraph" style:parent-style-name="Text_20_body">
      <style:paragraph-properties fo:margin-top="0in" fo:margin-bottom="0in" style:contextual-spacing="false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paragraph-properties fo:margin-top="0in" fo:margin-bottom="0in" style:contextual-spacing="false"/>
    </style:style>
    <style:style style:name="P47" style:family="paragraph" style:parent-style-name="Text_20_body" style:list-style-name="L6"/>
    <style:style style:name="P48" style:family="paragraph" style:parent-style-name="Text_20_body" style:list-style-name="L6">
      <style:paragraph-properties fo:margin-top="0in" fo:margin-bottom="0in" style:contextual-spacing="false"/>
    </style:style>
    <style:style style:name="P49" style:family="paragraph" style:parent-style-name="Text_20_body" style:list-style-name="L7"/>
    <style:style style:name="P50" style:family="paragraph" style:parent-style-name="Text_20_body" style:list-style-name="L7">
      <style:paragraph-properties fo:margin-top="0in" fo:margin-bottom="0in" style:contextual-spacing="false"/>
    </style:style>
    <style:style style:name="P51" style:family="paragraph" style:parent-style-name="Text_20_body" style:list-style-name="L8"/>
    <style:style style:name="P52" style:family="paragraph" style:parent-style-name="Text_20_body" style:list-style-name="L8">
      <style:paragraph-properties fo:margin-top="0in" fo:margin-bottom="0in" style:contextual-spacing="false"/>
    </style:style>
    <style:style style:name="P53" style:family="paragraph" style:parent-style-name="Text_20_body" style:list-style-name="L9"/>
    <style:style style:name="P54" style:family="paragraph" style:parent-style-name="Text_20_body" style:list-style-name="L9">
      <style:paragraph-properties fo:margin-top="0in" fo:margin-bottom="0in" style:contextual-spacing="false"/>
    </style:style>
    <style:style style:name="P55" style:family="paragraph" style:parent-style-name="Text_20_body" style:list-style-name="L10"/>
    <style:style style:name="P56" style:family="paragraph" style:parent-style-name="Text_20_body" style:list-style-name="L10">
      <style:paragraph-properties fo:margin-top="0in" fo:margin-bottom="0in" style:contextual-spacing="false"/>
    </style:style>
    <style:style style:name="P57" style:family="paragraph" style:parent-style-name="Text_20_body" style:list-style-name="L11"/>
    <style:style style:name="P58" style:family="paragraph" style:parent-style-name="Text_20_body" style:list-style-name="L11">
      <style:paragraph-properties fo:margin-top="0in" fo:margin-bottom="0in" style:contextual-spacing="false"/>
    </style:style>
    <style:style style:name="P59" style:family="paragraph" style:parent-style-name="Text_20_body" style:list-style-name="L12"/>
    <style:style style:name="P60" style:family="paragraph" style:parent-style-name="Text_20_body" style:list-style-name="L12">
      <style:paragraph-properties fo:margin-top="0in" fo:margin-bottom="0in" style:contextual-spacing="false"/>
    </style:style>
    <style:style style:name="P61" style:family="paragraph" style:parent-style-name="Text_20_body" style:list-style-name="L13"/>
    <style:style style:name="P62" style:family="paragraph" style:parent-style-name="Text_20_body" style:list-style-name="L13">
      <style:paragraph-properties fo:margin-top="0in" fo:margin-bottom="0in" style:contextual-spacing="false"/>
    </style:style>
    <style:style style:name="P63" style:family="paragraph" style:parent-style-name="Text_20_body" style:list-style-name="L14"/>
    <style:style style:name="P64" style:family="paragraph" style:parent-style-name="Text_20_body" style:list-style-name="L14">
      <style:paragraph-properties fo:margin-top="0in" fo:margin-bottom="0in" style:contextual-spacing="false"/>
    </style:style>
    <style:style style:name="P65" style:family="paragraph" style:parent-style-name="Text_20_body" style:list-style-name="L15"/>
    <style:style style:name="P66" style:family="paragraph" style:parent-style-name="Text_20_body" style:list-style-name="L15">
      <style:paragraph-properties fo:margin-top="0in" fo:margin-bottom="0in" style:contextual-spacing="false"/>
    </style:style>
    <style:style style:name="P67" style:family="paragraph" style:parent-style-name="Text_20_body" style:list-style-name="L16"/>
    <style:style style:name="P68" style:family="paragraph" style:parent-style-name="Text_20_body" style:list-style-name="L16">
      <style:paragraph-properties fo:margin-top="0in" fo:margin-bottom="0in" style:contextual-spacing="false"/>
    </style:style>
    <style:style style:name="P69" style:family="paragraph" style:parent-style-name="Text_20_body" style:list-style-name="L17"/>
    <style:style style:name="P70" style:family="paragraph" style:parent-style-name="Text_20_body" style:list-style-name="L17">
      <style:paragraph-properties fo:margin-top="0in" fo:margin-bottom="0in" style:contextual-spacing="false"/>
    </style:style>
    <style:style style:name="P71" style:family="paragraph" style:parent-style-name="Text_20_body" style:list-style-name="L18"/>
    <style:style style:name="P72" style:family="paragraph" style:parent-style-name="Text_20_body" style:list-style-name="L18">
      <style:paragraph-properties fo:margin-top="0in" fo:margin-bottom="0in" style:contextual-spacing="false"/>
    </style:style>
    <style:style style:name="T1" style:family="text">
      <style:text-properties fo:font-variant="normal" fo:text-transform="none" fo:color="#d1d7e0" loext:opacity="100%" fo:letter-spacing="normal" fo:font-style="normal" fo:font-weight="bold"/>
    </style:style>
    <style:style style:name="T2" style:family="text">
      <style:text-properties officeooo:rsid="000e4b10" style:font-size-asian="10.5pt" style:font-size-complex="10.5pt"/>
    </style:style>
    <style:style style:name="T3" style:family="text">
      <style:text-properties officeooo:rsid="000e69ab"/>
    </style:style>
    <style:style style:name="T4" style:family="text">
      <style:text-properties style:font-name="JetBrains Mono"/>
    </style:style>
    <style:style style:name="T5" style:family="text">
      <style:text-properties style:font-name="JetBrains Mono" fo:font-size="10.5pt" style:font-size-asian="10.5pt" style:font-size-complex="10.5pt"/>
    </style:style>
    <style:style style:name="T6" style:family="text">
      <style:text-properties style:font-name="JetBrains Mono" fo:font-size="10.5pt" officeooo:rsid="00174327" style:font-size-asian="10.5pt" style:font-size-complex="10.5pt"/>
    </style:style>
    <style:style style:name="T7" style:family="text">
      <style:text-properties style:font-name="JetBrains Mono" fo:font-size="10.5pt" officeooo:rsid="001c1c50" style:font-size-asian="10.5pt" style:font-size-complex="10.5pt"/>
    </style:style>
    <style:style style:name="T8" style:family="text">
      <style:text-properties style:font-name="JetBrains Mono" fo:font-size="10.5pt" officeooo:rsid="001da9a9" style:font-size-asian="10.5pt" style:font-size-complex="10.5pt"/>
    </style:style>
    <style:style style:name="T9" style:family="text">
      <style:text-properties style:font-name="JetBrains Mono" fo:font-size="10pt" style:font-size-asian="10pt" style:font-size-complex="10pt"/>
    </style:style>
    <style:style style:name="T10" style:family="text">
      <style:text-properties style:font-name="JetBrains Mono" fo:font-size="10pt" officeooo:rsid="000d8568" style:font-size-asian="10pt" style:font-size-complex="10pt"/>
    </style:style>
    <style:style style:name="T11" style:family="text">
      <style:text-properties style:font-name="JetBrains Mono" fo:font-size="96pt" style:font-size-asian="96pt" style:font-size-complex="96pt"/>
    </style:style>
    <style:style style:name="T12" style:family="text">
      <style:text-properties style:font-name="JetBrains Mono" fo:font-size="40pt" style:font-size-asian="40pt" style:font-size-complex="40pt"/>
    </style:style>
    <style:style style:name="T13" style:family="text">
      <style:text-properties officeooo:rsid="0026869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6">­</text:span><text:span text:style-name="Strong_20_Emphasis"><text:span text:style-name="T12">Project Setup Checklist: Node.js &amp; React Web App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9">Step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9">Description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9">Subtasks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9">1. Set Up Version Control with Git</text:span></text:span></text:p>
          </table:table-cell>
          <table:table-cell table:style-name="Table1.A1" office:value-type="string">
            <text:p text:style-name="Table_20_Contents"><text:span text:style-name="T9">Initialize Git repository and configure </text:span><text:span text:style-name="Source_20_Text"><text:span text:style-name="T9">.gitignore</text:span></text:span><text:span text:style-name="T9">.</text:span></text:p>
          </table:table-cell>
          <table:table-cell table:style-name="Table1.A1" office:value-type="string">
            <text:p text:style-name="Table_20_Contents"><text:span text:style-name="T9">- Create a new project directory.- Navigate into the project directory.- Initialize Git: </text:span><text:span text:style-name="Source_20_Text"><text:span text:style-name="T9">git init</text:span></text:span><text:span text:style-name="T9">.- Create a </text:span><text:span text:style-name="Source_20_Text"><text:span text:style-name="T9">.gitignore</text:span></text:span><text:span text:style-name="T9"> file and add the following: </text:span><text:span text:style-name="Source_20_Text"><text:span text:style-name="T9">node_modules/</text:span></text:span><text:span text:style-name="T9">, </text:span><text:span text:style-name="Source_20_Text"><text:span text:style-name="T9">.env</text:span></text:span><text:span text:style-name="T9">, </text:span><text:span text:style-name="Source_20_Text"><text:span text:style-name="T9">build/</text:span></text:span><text:span text:style-name="T9">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2. Initialize the Backend using Node.js &amp; Express</text:span></text:span></text:p>
          </table:table-cell>
          <table:table-cell table:style-name="Table1.A1" office:value-type="string">
            <text:p text:style-name="P10">Set up the backend environment.</text:p>
          </table:table-cell>
          <table:table-cell table:style-name="Table1.A1" office:value-type="string">
            <text:p text:style-name="Table_20_Contents"><text:span text:style-name="T9">- Create a </text:span><text:span text:style-name="Source_20_Text"><text:span text:style-name="T9">backend</text:span></text:span><text:span text:style-name="T9"> directory: </text:span><text:span text:style-name="Source_20_Text"><text:span text:style-name="T9">mkdir backend</text:span></text:span><text:span text:style-name="T9">.- Navigate into </text:span><text:span text:style-name="Source_20_Text"><text:span text:style-name="T9">backend</text:span></text:span><text:span text:style-name="T9">: </text:span><text:span text:style-name="Source_20_Text"><text:span text:style-name="T9">cd backend</text:span></text:span><text:span text:style-name="T9">.- Initialize Node.js project: </text:span><text:span text:style-name="Source_20_Text"><text:span text:style-name="T9">npm init -y</text:span></text:span><text:span text:style-name="T9">.- Install dependencies: </text:span><text:span text:style-name="Source_20_Text"><text:span text:style-name="T9">npm install express mongoose dotenv cors</text:span></text:span><text:span text:style-name="T9">.- Install development dependencies: </text:span><text:span text:style-name="Source_20_Text"><text:span text:style-name="T9">npm install --save-dev nodemon</text:span></text:span><text:span text:style-name="T9">.- Configure </text:span><text:span text:style-name="Source_20_Text"><text:span text:style-name="T9">package.json</text:span></text:span><text:span text:style-name="T9"> scripts for </text:span><text:span text:style-name="Source_20_Text"><text:span text:style-name="T9">start</text:span></text:span><text:span text:style-name="T9"> and </text:span><text:span text:style-name="Source_20_Text"><text:span text:style-name="T9">dev</text:span></text:span><text:span text:style-name="T9">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3. Configure Environment Variables and Folder Structure</text:span></text:span></text:p>
          </table:table-cell>
          <table:table-cell table:style-name="Table1.A1" office:value-type="string">
            <text:p text:style-name="P10">Organize backend folders and essential files.</text:p>
          </table:table-cell>
          <table:table-cell table:style-name="Table1.A1" office:value-type="string">
            <text:p text:style-name="Table_20_Contents"><text:span text:style-name="T9">- Create essential folders: </text:span><text:span text:style-name="Source_20_Text"><text:span text:style-name="T9">config/</text:span></text:span><text:span text:style-name="T9">, </text:span><text:span text:style-name="Source_20_Text"><text:span text:style-name="T9">controllers/</text:span></text:span><text:span text:style-name="T9">, </text:span><text:span text:style-name="Source_20_Text"><text:span text:style-name="T9">models/</text:span></text:span><text:span text:style-name="T9">, </text:span><text:span text:style-name="Source_20_Text"><text:span text:style-name="T9">routes/</text:span></text:span><text:span text:style-name="T9">.- Create essential files: </text:span><text:span text:style-name="Source_20_Text"><text:span text:style-name="T9">.env</text:span></text:span><text:span text:style-name="T9">, </text:span><text:span text:style-name="Source_20_Text"><text:span text:style-name="T9">server.js</text:span></text:span><text:span text:style-name="T9">, </text:span><text:span text:style-name="Source_20_Text"><text:span text:style-name="T9">config/db.js</text:span></text:span><text:span text:style-name="T9">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4. Implement Backend Server and Connect to MongoDB</text:span></text:span></text:p>
          </table:table-cell>
          <table:table-cell table:style-name="Table1.A1" office:value-type="string">
            <text:p text:style-name="P10">Develop server and database connection.</text:p>
          </table:table-cell>
          <table:table-cell table:style-name="Table1.A1" office:value-type="string">
            <text:p text:style-name="Table_20_Contents"><text:span text:style-name="T9">- Set up </text:span><text:span text:style-name="Source_20_Text"><text:span text:style-name="T9">server.js</text:span></text:span><text:span text:style-name="T9"> with Express server configuration.- Configure </text:span><text:span text:style-name="Source_20_Text"><text:span text:style-name="T9">config/db.js</text:span></text:span><text:span text:style-name="T9"> to establish MongoDB connection using Mongoose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5. Define Models and API Routes for CRUD Operations</text:span></text:span></text:p>
          </table:table-cell>
          <table:table-cell table:style-name="Table1.A1" office:value-type="string">
            <text:p text:style-name="P10">Create universal models and routes for flexibility.</text:p>
          </table:table-cell>
          <table:table-cell table:style-name="Table1.A1" office:value-type="string">
            <text:p text:style-name="Table_20_Contents"><text:span text:style-name="T9">- Create a universal Mongoose model in </text:span><text:span text:style-name="Source_20_Text"><text:span text:style-name="T9">models/UniversalModel.js</text:span></text:span><text:span text:style-name="T9">.- Implement universal CRUD routes in </text:span><text:span text:style-name="Source_20_Text"><text:span text:style-name="T9">routes/universalRoutes.js</text:span></text:span><text:span text:style-name="T9">. </text:span><text:span text:style-name="T10">And the user model.</text:span></text:p>
            <text:p text:style-name="P11">Create the model, controllers and routes for the syste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6. Test Backend Endpoints</text:span></text:span></text:p>
          </table:table-cell>
          <table:table-cell table:style-name="Table1.A1" office:value-type="string">
            <text:p text:style-name="P10">Ensure backend API is functioning correctly.</text:p>
          </table:table-cell>
          <table:table-cell table:style-name="Table1.A1" office:value-type="string">
            <text:p text:style-name="Table_20_Contents"><text:span text:style-name="T9">- Start the backend server: </text:span><text:span text:style-name="Source_20_Text"><text:span text:style-name="T9">npm run dev</text:span></text:span><text:span text:style-name="T9">.- Use Postman or CURL to test API endpoints: GET, POST, PUT, DELETE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7. Initialize the Frontend with React</text:span></text:span></text:p>
          </table:table-cell>
          <table:table-cell table:style-name="Table1.A1" office:value-type="string">
            <text:p text:style-name="P10">Set up the frontend environment.</text:p>
          </table:table-cell>
          <table:table-cell table:style-name="Table1.A1" office:value-type="string">
            <text:p text:style-name="Table_20_Contents"><text:span text:style-name="T9">- Navigate to project root: </text:span><text:span text:style-name="Source_20_Text"><text:span text:style-name="T9">cd ..</text:span></text:span><text:span text:style-name="T9">.- Create frontend directory: </text:span><text:span text:style-name="Source_20_Text"><text:span text:style-name="T9">npx create-react-app frontend</text:span></text:span><text:span text:style-name="T9">.- Navigate into </text:span><text:span text:style-name="Source_20_Text"><text:span text:style-name="T9">frontend</text:span></text:span><text:span text:style-name="T9">: </text:span><text:span text:style-name="Source_20_Text"><text:span text:style-name="T9">cd frontend</text:span></text:span><text:span text:style-name="T9">.- Install dependencies: </text:span><text:span text:style-name="Source_20_Text"><text:span text:style-name="T9">npm install axios react-router-dom</text:span></text:span><text:span text:style-name="T9">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8. Set Up Frontend Structure and Implement Routing</text:span></text:span></text:p>
          </table:table-cell>
          <table:table-cell table:style-name="Table1.A1" office:value-type="string">
            <text:p text:style-name="P10">Organize frontend folders and configure routing.</text:p>
          </table:table-cell>
          <table:table-cell table:style-name="Table1.A1" office:value-type="string">
            <text:p text:style-name="Table_20_Contents"><text:span text:style-name="T9">- Organize frontend folders: </text:span><text:span text:style-name="Source_20_Text"><text:span text:style-name="T9">src/components/</text:span></text:span><text:span text:style-name="T9">, </text:span><text:span text:style-name="Source_20_Text"><text:span text:style-name="T9">src/pages/</text:span></text:span><text:span text:style-name="T9">, </text:span><text:span text:style-name="Source_20_Text"><text:span text:style-name="T9">src/services/</text:span></text:span><text:span text:style-name="T9">.- Configure React Router in </text:span><text:span text:style-name="Source_20_Text"><text:span text:style-name="T9">src/App.js</text:span></text:span><text:span text:style-name="T9"> for navigation between pages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9. Create React Components for CRUD Functionalities</text:span></text:span></text:p>
          </table:table-cell>
          <table:table-cell table:style-name="Table1.A1" office:value-type="string">
            <text:p text:style-name="P10">Develop frontend components/pages.</text:p>
          </table:table-cell>
          <table:table-cell table:style-name="Table1.A1" office:value-type="string">
            <text:p text:style-name="Table_20_Contents"><text:span text:style-name="T9">- Develop pages/components for listing items (</text:span><text:span text:style-name="Source_20_Text"><text:span text:style-name="T9">ItemList</text:span></text:span><text:span text:style-name="T9">), creating new items (</text:span><text:span text:style-name="Source_20_Text"><text:span text:style-name="T9">CreateItem</text:span></text:span><text:span text:style-name="T9">), editing existing items (</text:span><text:span text:style-name="Source_20_Text"><text:span text:style-name="T9">EditItem</text:span></text:span><text:span text:style-name="T9">), and deleting items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10. Connect Frontend to Backend API using Axios</text:span></text:span></text:p>
          </table:table-cell>
          <table:table-cell table:style-name="Table1.A1" office:value-type="string">
            <text:p text:style-name="P10">Integrate frontend with backend services.</text:p>
          </table:table-cell>
          <table:table-cell table:style-name="Table1.A1" office:value-type="string">
            <text:p text:style-name="Table_20_Contents"><text:span text:style-name="T9">- Set up API service functions in </text:span><text:span text:style-name="Source_20_Text"><text:span text:style-name="T9">src/services/api.js</text:span></text:span><text:span text:style-name="T9"> for GET, POST, PUT, DELETE operations.- Integrate API calls within React components to perform CRUD operations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11. Run and Test the Frontend Application</text:span></text:span></text:p>
          </table:table-cell>
          <table:table-cell table:style-name="Table1.A1" office:value-type="string">
            <text:p text:style-name="P10">Launch and verify frontend <text:soft-page-break/>functionality.</text:p>
          </table:table-cell>
          <table:table-cell table:style-name="Table1.A1" office:value-type="string">
            <text:p text:style-name="Table_20_Contents"><text:span text:style-name="T9">- Start React development server: </text:span><text:span text:style-name="Source_20_Text"><text:span text:style-name="T9">npm start</text:span></text:span><text:span text:style-name="T9">.- Open browser and navigate to </text:span><text:span text:style-name="Source_20_Text"><text:span text:style-name="T9">http://localhost:3000</text:span></text:span><text:span text:style-name="T9"> to access the app.- Test all CRUD functionalities through </text:span><text:soft-page-break/><text:span text:style-name="T9">the frontend interface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12. Deploy Both Frontend and Backend</text:span></text:span></text:p>
          </table:table-cell>
          <table:table-cell table:style-name="Table1.A1" office:value-type="string">
            <text:p text:style-name="P10">Make the application accessible online.</text:p>
          </table:table-cell>
          <table:table-cell table:style-name="Table1.A1" office:value-type="string">
            <text:p text:style-name="Table_20_Contents"><text:span text:style-name="T9">- </text:span><text:span text:style-name="Strong_20_Emphasis"><text:span text:style-name="T9">Backend Deployment:</text:span></text:span><text:span text:style-name="T9"> Choose a hosting platform (e.g., Heroku, Vercel, DigitalOcean, AWS).   - Deploy the backend server.   - Set environment variables on the hosting platform.- </text:span><text:span text:style-name="Strong_20_Emphasis"><text:span text:style-name="T9">Frontend Deployment:</text:span></text:span><text:span text:style-name="T9"> Choose a hosting service (e.g., Netlify, Vercel, GitHub Pages).   - Build the React app: </text:span><text:span text:style-name="Source_20_Text"><text:span text:style-name="T9">npm run build</text:span></text:span><text:span text:style-name="T9">.   - Deploy the </text:span><text:span text:style-name="Source_20_Text"><text:span text:style-name="T9">build</text:span></text:span><text:span text:style-name="T9"> folder to the chosen hosting service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9">13. Enhance and Scale the Application</text:span></text:span></text:p>
          </table:table-cell>
          <table:table-cell table:style-name="Table1.A1" office:value-type="string">
            <text:p text:style-name="P10">Implement advanced features and optimizations.</text:p>
          </table:table-cell>
          <table:table-cell table:style-name="Table1.A1" office:value-type="string">
            <text:p text:style-name="Table_20_Contents"><text:span text:style-name="T9">- </text:span><text:span text:style-name="Strong_20_Emphasis"><text:span text:style-name="T9">Implement Authentication:</text:span></text:span><text:span text:style-name="T9"> Add user authentication mechanisms (e.g., JWT, OAuth).- </text:span><text:span text:style-name="Strong_20_Emphasis"><text:span text:style-name="T9">Add Testing:</text:span></text:span><text:span text:style-name="T9"> Incorporate testing frameworks (e.g., Jest, Mocha) for unit and integration tests.- </text:span><text:span text:style-name="Strong_20_Emphasis"><text:span text:style-name="T9">Optimize Performance:</text:span></text:span><text:span text:style-name="T9"> Implement caching strategies, code splitting, and other optimization techniques.- </text:span><text:span text:style-name="Strong_20_Emphasis"><text:span text:style-name="T9">Monitor and Log:</text:span></text:span><text:span text:style-name="T9"> Use monitoring tools (e.g., LogRocket, Sentry) for tracking application performance and errors.</text:span></text:p>
          </table:table-cell>
        </table:table-row>
      </table:table>
      <text:p text:style-name="P9"/>
      <text:h text:style-name="Heading_20_2" text:outline-level="2"><text:span text:style-name="Strong_20_Emphasis"><text:span text:style-name="T5"/></text:span></text:h>
      <text:h text:style-name="Heading_20_2" text:outline-level="2"><text:span text:style-name="Strong_20_Emphasis"><text:span text:style-name="T5"/></text:span></text:h>
      <text:h text:style-name="Heading_20_2" text:outline-level="2"><text:span text:style-name="Strong_20_Emphasis"><text:span text:style-name="T5"/></text:span></text:h>
      <text:h text:style-name="Heading_20_2" text:outline-level="2"><text:span text:style-name="Strong_20_Emphasis"><text:span text:style-name="T5"/></text:span></text:h>
      <text:h text:style-name="P17" text:outline-level="2"><text:span text:style-name="Strong_20_Emphasis"><text:span text:style-name="T5">Summary Checklist </text:span></text:span><text:span text:style-name="Strong_20_Emphasis"><text:span text:style-name="T8">Road map</text:span></text:span></text:h>
      <text:p text:style-name="P43"><text:span text:style-name="Strong_20_Emphasis"><text:span text:style-name="T7">Needs boxes</text:span></text:span></text:p>
      <text:list text:style-name="L1">
        <text:list-item>
          <text:p text:style-name="P19"><text:span text:style-name="Strong_20_Emphasis"><text:span text:style-name="T5">Set Up Version Control with Git</text:span></text:span></text:p>
          <text:list>
            <text:list-item>
              <text:p text:style-name="P24">Initialize Git repository. </text:p>
            </text:list-item>
            <text:list-item>
              <text:p text:style-name="P21"><text:span text:style-name="T5">Create and configure </text:span><text:span text:style-name="Source_20_Text"><text:span text:style-name="T5">.gitignore</text:span></text:span><text:span text:style-name="T5">.</text:span></text:p>
            </text:list-item>
          </text:list>
        </text:list-item>
      </text:list>
      <text:p text:style-name="P41"><text:span text:style-name="T5"/></text:p>
      <text:p text:style-name="P41"><text:span text:style-name="T5">----------------------</text:span></text:p>
      <text:p text:style-name="P41"><text:span text:style-name="T5"/></text:p>
      <text:p text:style-name="P41"><text:span text:style-name="T5"/></text:p>
      <text:p text:style-name="P41"><text:span text:style-name="T5"/></text:p>
      <text:p text:style-name="P41"><text:span text:style-name="T5"/></text:p>
      <text:p text:style-name="P41"><text:span text:style-name="T5"/></text:p>
      <text:p text:style-name="P42"><text:soft-page-break/><text:span text:style-name="T5">One sh script automate</text:span></text:p>
      <text:list text:continue-numbering="true" text:style-name="L1">
        <text:list-item>
          <text:list>
            <text:list-header>
              <text:p text:style-name="P21"><text:span text:style-name="T5"><text:s/></text:span></text:p>
            </text:list-header>
          </text:list>
        </text:list-item>
        <text:list-item>
          <text:p text:style-name="P19"><text:span text:style-name="Strong_20_Emphasis"><text:span text:style-name="T5">Initialize the Backend using Node.js and Express</text:span></text:span></text:p>
          <text:list>
            <text:list-item>
              <text:p text:style-name="P24">Create backend directory. </text:p>
            </text:list-item>
            <text:list-item>
              <text:p text:style-name="P24">Initialize Node.js project. </text:p>
            </text:list-item>
            <text:list-item>
              <text:p text:style-name="P24">Install necessary dependencies. </text:p>
            </text:list-item>
            <text:list-item>
              <text:p text:style-name="P24">Configure package scripts. </text:p>
            </text:list-item>
          </text:list>
        </text:list-item>
      </text:list>
      <text:p text:style-name="P26"/>
      <text:list text:continue-numbering="true" text:style-name="L1">
        <text:list-item>
          <text:p text:style-name="P19"><text:span text:style-name="Strong_20_Emphasis"><text:span text:style-name="T5">Configure Environment Variables and Folder Structure</text:span></text:span></text:p>
          <text:list>
            <text:list-item>
              <text:p text:style-name="P20"><text:span text:style-name="T5">Set up </text:span><text:span text:style-name="Source_20_Text"><text:span text:style-name="T5">.env</text:span></text:span><text:span text:style-name="T5"> file. </text:span></text:p>
            </text:list-item>
            <text:list-item>
              <text:p text:style-name="P24">Organize backend folders and essential files. </text:p>
            </text:list-item>
          </text:list>
        </text:list-item>
      </text:list>
      <text:p text:style-name="P27"/>
      <text:list text:continue-numbering="true" text:style-name="L1">
        <text:list-item>
          <text:p text:style-name="P22"><text:span text:style-name="Strong_20_Emphasis"><text:span text:style-name="T5">Implement Backend Server and Connect to MongoDB</text:span></text:span></text:p>
          <text:list>
            <text:list-item>
              <text:p text:style-name="P23"><text:span text:style-name="T5">Develop </text:span><text:span text:style-name="Source_20_Text"><text:span text:style-name="T5">server.js</text:span></text:span><text:span text:style-name="T5">. </text:span></text:p>
            </text:list-item>
            <text:list-item>
              <text:p text:style-name="P23">Set up database connection in <text:span text:style-name="Source_20_Text"><text:span text:style-name="T4">config/db.js</text:span></text:span>.</text:p>
              <text:p text:style-name="P23"/>
            </text:list-item>
          </text:list>
        </text:list-item>
      </text:list>
      <text:p text:style-name="P26">--------------</text:p>
      <text:p text:style-name="P26"/>
      <text:p text:style-name="P44"><text:span text:style-name="T5"/></text:p>
      <text:list text:continue-numbering="true" text:style-name="L1">
        <text:list-item>
          <text:p text:style-name="P19"><text:span text:style-name="Strong_20_Emphasis"><text:span text:style-name="T5">Define Models and API Routes for CRUD Operations</text:span></text:span></text:p>
          <text:list>
            <text:list-item>
              <text:p text:style-name="P24">Create a universal model. </text:p>
            </text:list-item>
            <text:list-item>
              <text:p text:style-name="P24">Implement universal routes for CRUD. </text:p>
            </text:list-item>
          </text:list>
        </text:list-item>
      </text:list>
      <text:p text:style-name="P28"/>
      <text:list text:continue-numbering="true" text:style-name="L1">
        <text:list-item>
          <text:p text:style-name="P19"><text:span text:style-name="Strong_20_Emphasis"><text:span text:style-name="T5">Test Backend Endpoints</text:span></text:span></text:p>
          <text:list>
            <text:list-item>
              <text:p text:style-name="P24">Start the backend server. </text:p>
            </text:list-item>
            <text:list-item>
              <text:p text:style-name="P24">Test API endpoints using Postman or CURL. 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8">Front end</text:p>
      <text:list text:continue-numbering="true" text:style-name="L1">
        <text:list-item>
          <text:p text:style-name="P19"><text:span text:style-name="Strong_20_Emphasis"><text:span text:style-name="T5">Initialize the Frontend with React</text:span></text:span></text:p>
          <text:list>
            <text:list-item>
              <text:p text:style-name="P24">Create frontend directory. </text:p>
            </text:list-item>
            <text:list-item>
              <text:p text:style-name="P24">Set up React application. </text:p>
            </text:list-item>
            <text:list-item>
              <text:p text:style-name="P24">Install necessary frontend dependencies. </text:p>
            </text:list-item>
          </text:list>
        </text:list-item>
        <text:list-item>
          <text:p text:style-name="P19"><text:span text:style-name="Strong_20_Emphasis"><text:span text:style-name="T5">Set Up Frontend Structure and Implement Routing</text:span></text:span></text:p>
          <text:list>
            <text:list-item>
              <text:p text:style-name="P24">Organize frontend folders. </text:p>
            </text:list-item>
            <text:list-item>
              <text:p text:style-name="P24">Configure React Router. </text:p>
            </text:list-item>
          </text:list>
        </text:list-item>
        <text:list-item>
          <text:p text:style-name="P19"><text:span text:style-name="Strong_20_Emphasis"><text:span text:style-name="T5">Create React Components for CRUD Functionalities</text:span></text:span></text:p>
          <text:list>
            <text:list-item>
              <text:p text:style-name="P24">Develop components/pages for listing, creating, editing, and deleting items. </text:p>
            </text:list-item>
          </text:list>
        </text:list-item>
        <text:list-item>
          <text:p text:style-name="P19"><text:span text:style-name="Strong_20_Emphasis"><text:span text:style-name="T5">Connect Frontend to Backend API using Axios</text:span></text:span></text:p>
          <text:list>
            <text:list-item>
              <text:p text:style-name="P24">Set up API service functions. </text:p>
            </text:list-item>
            <text:list-item>
              <text:p text:style-name="P24">Integrate API calls within React components. </text:p>
            </text:list-item>
          </text:list>
        </text:list-item>
        <text:list-item>
          <text:p text:style-name="P19"><text:span text:style-name="Strong_20_Emphasis"><text:span text:style-name="T5">Run and Test the Frontend Application</text:span></text:span></text:p>
          <text:list>
            <text:list-item>
              <text:p text:style-name="P24">Launch React development server. </text:p>
            </text:list-item>
            <text:list-item>
              <text:p text:style-name="P24">Verify frontend functionality in the browser. </text:p>
            </text:list-item>
          </text:list>
        </text:list-item>
        <text:list-item>
          <text:p text:style-name="P19"><text:span text:style-name="Strong_20_Emphasis"><text:span text:style-name="T5">Deploy Both Frontend and Backend</text:span></text:span></text:p>
          <text:list>
            <text:list-item>
              <text:p text:style-name="P24">Deploy backend to a hosting platform. </text:p>
            </text:list-item>
            <text:list-item>
              <text:p text:style-name="P24">Build and deploy frontend to a hosting service. </text:p>
            </text:list-item>
          </text:list>
        </text:list-item>
        <text:list-item>
          <text:p text:style-name="P19"><text:span text:style-name="Strong_20_Emphasis"><text:span text:style-name="T5">Enhance and Scale the Application</text:span></text:span></text:p>
          <text:list>
            <text:list-item>
              <text:p text:style-name="P24">Implement authentication and authorization. </text:p>
            </text:list-item>
            <text:list-item>
              <text:p text:style-name="P24">Add testing frameworks. </text:p>
            </text:list-item>
            <text:list-item>
              <text:p text:style-name="P24">Optimize performance. </text:p>
            </text:list-item>
            <text:list-item>
              <text:p text:style-name="P25">Set up monitoring and logging tools. </text:p>
            </text:list-item>
          </text:list>
        </text:list-item>
      </text:list>
      <text:p text:style-name="P3"/>
      <text:h text:style-name="Heading_20_2" text:outline-level="2"><text:soft-page-break/><text:span text:style-name="Strong_20_Emphasis"><text:span text:style-name="T5">Final Tips</text:span></text:span></text:h>
      <text:list text:style-name="L2">
        <text:list-item>
          <text:p text:style-name="P37"><text:span text:style-name="Strong_20_Emphasis"><text:span text:style-name="T5">Keep Environment Variables Secure:</text:span></text:span><text:span text:style-name="T5"> Always ensure that sensitive information like API keys and database credentials are stored securely and not exposed in version control.</text:span></text:p>
        </text:list-item>
        <text:list-item>
          <text:p text:style-name="P37"><text:span text:style-name="Strong_20_Emphasis"><text:span text:style-name="T5">Regularly Commit Changes:</text:span></text:span><text:span text:style-name="T5"> Use Git to track changes and maintain version history, making it easier to collaborate and manage the project.</text:span></text:p>
        </text:list-item>
        <text:list-item>
          <text:p text:style-name="P37"><text:span text:style-name="Strong_20_Emphasis"><text:span text:style-name="T5">Stay Organized:</text:span></text:span><text:span text:style-name="T5"> Maintain a clear folder structure both in the backend and frontend to enhance readability and maintainability.</text:span></text:p>
        </text:list-item>
        <text:list-item>
          <text:p text:style-name="P37"><text:span text:style-name="Strong_20_Emphasis"><text:span text:style-name="T5">Test Thoroughly:</text:span></text:span><text:span text:style-name="T5"> Regularly test both backend and frontend functionalities to catch and fix issues early in the development process.</text:span></text:p>
        </text:list-item>
        <text:list-item>
          <text:p text:style-name="P37"><text:span text:style-name="Strong_20_Emphasis"><text:span text:style-name="T5">Plan for Scalability:</text:span></text:span><text:span text:style-name="T5"> Design your application architecture with future growth in mind, allowing for easy addition of new features and handling increased load.</text:span></text:p>
        </text:list-item>
      </text:list>
      <text:p text:style-name="P3"/>
      <text:p text:style-name="P4"/>
      <text:p text:style-name="P4"/>
      <text:p text:style-name="P12">File Structure</text:p>
      <text:p text:style-name="P5"/>
      <text:p text:style-name="P5">Name/</text:p>
      <text:p text:style-name="P5">├─ config/</text:p>
      <text:p text:style-name="P5">├─ controllers/</text:p>
      <text:p text:style-name="P5">├─ models/</text:p>
      <text:p text:style-name="P5">├─ node_modules/</text:p>
      <text:p text:style-name="P5">├─ routes/</text:p>
      <text:p text:style-name="P5">├─ .env</text:p>
      <text:p text:style-name="P5"><text:soft-page-break/>├─ .gitignore</text:p>
      <text:p text:style-name="P5">├─ package-lock.json</text:p>
      <text:p text:style-name="P5">├─ package.json</text:p>
      <text:p text:style-name="P5">└─ server.js</text:p>
      <text:p text:style-name="P5"/>
      <text:p text:style-name="P5"/>
      <text:p text:style-name="P30">Lets break it down</text:p>
      <text:p text:style-name="P31">please explain in text like a rap </text:p>
      <text:p text:style-name="P5">Name/</text:p>
      <text:p text:style-name="P5">├─ config/</text:p>
      <text:p text:style-name="P5">│ <text:s/>└─ db.js</text:p>
      <text:p text:style-name="P5">├─ controllers/</text:p>
      <text:p text:style-name="P5">│ <text:s/>├─ genericController.js</text:p>
      <text:p text:style-name="P5">│ <text:s/>└─ userController.js</text:p>
      <text:p text:style-name="P5">├─ models/</text:p>
      <text:p text:style-name="P5">│ <text:s/>├─ genericModel.js</text:p>
      <text:p text:style-name="P5">│ <text:s/>└─ userModel.js</text:p>
      <text:p text:style-name="P5">├─ routes/</text:p>
      <text:p text:style-name="P5">│ <text:s/>├─ genericRoutes.js</text:p>
      <text:p text:style-name="P5">│ <text:s/>└─ userRoutes.js</text:p>
      <text:p text:style-name="P5">├─ node_modules/</text:p>
      <text:p text:style-name="P5">├─ .env</text:p>
      <text:p text:style-name="P5">├─ .gitignore</text:p>
      <text:p text:style-name="P5"><text:soft-page-break/>├─ package-lock.json</text:p>
      <text:p text:style-name="P5">├─ package.json</text:p>
      <text:p text:style-name="P5">└─ server.js</text:p>
      <text:p text:style-name="P5"/>
      <text:p text:style-name="P33"/>
      <text:h text:style-name="P1" text:outline-level="1">Project Overview</text:h>
      <text:p text:style-name="P13">This project is organized using a common Node.js structure that separates code into logical parts:</text:p>
      <text:list text:style-name="L3">
        <text:list-item>
          <text:p text:style-name="P38"><text:span text:style-name="Strong_20_Emphasis"><text:span text:style-name="T4">config/</text:span></text:span><text:span text:style-name="T4"><text:line-break/>Holds configuration files (like database connections and environment settings). The rest of the app uses these settings to run smoothly.</text:span></text:p>
        </text:list-item>
        <text:list-item>
          <text:p text:style-name="P38"><text:span text:style-name="Strong_20_Emphasis"><text:span text:style-name="T4">controllers/</text:span></text:span><text:span text:style-name="T4"><text:line-break/>Contains functions that handle incoming requests from users. Controllers talk to the models to get or update data, then send responses back to the user.</text:span></text:p>
        </text:list-item>
        <text:list-item>
          <text:p text:style-name="P38"><text:span text:style-name="Strong_20_Emphasis"><text:span text:style-name="T4">models/</text:span></text:span><text:span text:style-name="T4"><text:line-break/>Defines how data is structured and how to interact with the database (e.g., how to create, read, update, and delete records).</text:span></text:p>
        </text:list-item>
        <text:list-item>
          <text:p text:style-name="P38"><text:span text:style-name="Strong_20_Emphasis"><text:span text:style-name="T4">routes/</text:span></text:span><text:span text:style-name="T4"><text:line-break/>Lists the different URLs (endpoints) that users can visit. Each route points to a specific controller function to handle the request.</text:span></text:p>
        </text:list-item>
        <text:list-item>
          <text:p text:style-name="P38"><text:span text:style-name="Strong_20_Emphasis"><text:span text:style-name="T4">node_modules/</text:span></text:span><text:span text:style-name="T4"><text:line-break/>Created by npm (Node Package Manager), this folder stores all the external code packages the project depends on.</text:span></text:p>
        </text:list-item>
        <text:list-item>
          <text:p text:style-name="P38"><text:soft-page-break/><text:span text:style-name="Strong_20_Emphasis"><text:span text:style-name="T4">.env</text:span></text:span><text:span text:style-name="T4"><text:line-break/>A file that stores environment variables (like database passwords) so sensitive information isn’t hard-coded in the source code.</text:span></text:p>
        </text:list-item>
        <text:list-item>
          <text:p text:style-name="P38"><text:span text:style-name="Strong_20_Emphasis"><text:span text:style-name="T4">.gitignore</text:span></text:span><text:span text:style-name="T4"><text:line-break/>Tells Git which files or folders not to track (for example, </text:span><text:span text:style-name="Source_20_Text"><text:span text:style-name="T4">node_modules</text:span></text:span><text:span text:style-name="T4"> or </text:span><text:span text:style-name="Source_20_Text"><text:span text:style-name="T4">.env</text:span></text:span><text:span text:style-name="T4">).</text:span></text:p>
        </text:list-item>
        <text:list-item>
          <text:p text:style-name="P38"><text:span text:style-name="Strong_20_Emphasis"><text:span text:style-name="T4">package.json &amp; package-lock.json</text:span></text:span><text:span text:style-name="T4"><text:line-break/>These files list the project’s dependencies and other information about the project. Running </text:span><text:span text:style-name="Source_20_Text"><text:span text:style-name="T4">npm install</text:span></text:span><text:span text:style-name="T4"> uses these to set up the required packages.</text:span></text:p>
        </text:list-item>
        <text:list-item>
          <text:p text:style-name="P38"><text:span text:style-name="Strong_20_Emphasis"><text:span text:style-name="T4">server.js</text:span></text:span><text:span text:style-name="T4"><text:line-break/>The main entry point of the application. It starts the server, applies configuration, sets up routes, and then begins listening for incoming requests.</text:span></text:p>
        </text:list-item>
      </text:list>
      <text:h text:style-name="P2" text:outline-level="2">How It Works Together</text:h>
      <text:list text:style-name="L4">
        <text:list-item>
          <text:p text:style-name="P39"><text:span text:style-name="Strong_20_Emphasis"><text:span text:style-name="T4">Starting the App (server.js)</text:span></text:span><text:span text:style-name="T4">: The server starts and loads configurations from </text:span><text:span text:style-name="Source_20_Text"><text:span text:style-name="T4">config/</text:span></text:span><text:span text:style-name="T4">.</text:span></text:p>
        </text:list-item>
        <text:list-item>
          <text:p text:style-name="P39"><text:span text:style-name="Strong_20_Emphasis"><text:span text:style-name="T4">Routing (routes/)</text:span></text:span><text:span text:style-name="T4">: When a user visits a URL, </text:span><text:span text:style-name="Source_20_Text"><text:span text:style-name="T4">routes/</text:span></text:span><text:span text:style-name="T4"> decides which controller function to call.</text:span></text:p>
        </text:list-item>
        <text:list-item>
          <text:p text:style-name="P39"><text:span text:style-name="Strong_20_Emphasis"><text:span text:style-name="T4">Handling Requests (controllers/)</text:span></text:span><text:span text:style-name="T4">: The controller does the main work—fetching or updating data through the </text:span><text:span text:style-name="Source_20_Text"><text:span text:style-name="T4">models/</text:span></text:span><text:span text:style-name="T4"> and then returning a response.</text:span></text:p>
        </text:list-item>
        <text:list-item>
          <text:p text:style-name="P39"><text:span text:style-name="Strong_20_Emphasis"><text:span text:style-name="T4">Data Management (models/)</text:span></text:span><text:span text:style-name="T4">: Models interact with the database to store and retrieve information as requested by controllers.</text:span></text:p>
        </text:list-item>
      </text:list>
      <text:p text:style-name="P13">This structure keeps the code organized, making it easier to understand, maintain, and update over time.</text:p>
      <text:p text:style-name="P5"/>
      <text:p text:style-name="P5"/>
      <text:p text:style-name="P5"/>
      <text:p text:style-name="P14"><text:soft-page-break/>GITHUB LOGIN CMD</text:p>
      <text:p text:style-name="P5"/>
      <text:p text:style-name="P8"><text:span text:style-name="T2">git config --global user.name "</text:span><text:span text:style-name="T1">britishandbohemian</text:span><text:span text:style-name="T2">"</text:span></text:p>
      <text:p text:style-name="P5">git config --global user.email "<text:a xlink:type="simple" xlink:href="mailto:kamogelomosiah@gmail.com" text:style-name="Internet_20_link" text:visited-style-name="Visited_20_Internet_20_Link"><text:span text:style-name="T3">kamogelomosiah@gmail.com</text:span></text:a>"</text:p>
      <text:p text:style-name="P5"/>
      <text:p text:style-name="P5"/>
      <text:p text:style-name="P5"/>
      <text:p text:style-name="P5"/>
      <text:p text:style-name="P5"/>
      <text:p text:style-name="P14">MODELS</text:p>
      <text:p text:style-name="P14"/>
      <text:p text:style-name="P14"/>
      <text:p text:style-name="P14"/>
      <text:p text:style-name="P14"><text:soft-page-break/>USER</text:p>
      <text:p text:style-name="P15">Install all basic packages</text:p>
      <text:p text:style-name="P15">npm install express mongoose bcryptjs jsonwebtoken dotenv nodemailer express-validator cors</text:p>
      <text:p text:style-name="P6"/>
      <text:p text:style-name="P6">const mongoose = require('mongoose');</text:p>
      <text:p text:style-name="P6">const bcrypt = require('bcryptjs');</text:p>
      <text:p text:style-name="P6"/>
      <text:p text:style-name="P6">// User schema definition</text:p>
      <text:p text:style-name="P6">const userSchema = new mongoose.Schema(</text:p>
      <text:p text:style-name="P6"><text:s text:c="2"/>{</text:p>
      <text:p text:style-name="P6"><text:s text:c="4"/>username: { type: String, required: true, unique: true },</text:p>
      <text:p text:style-name="P6"><text:s text:c="4"/>email: { type: String, required: true, unique: true },</text:p>
      <text:p text:style-name="P6"><text:s text:c="4"/>password: { type: String, required: true },</text:p>
      <text:p text:style-name="P6"><text:s text:c="4"/>isVerified: { type: Boolean, default: false }, <text:s/>// For email verification</text:p>
      <text:p text:style-name="P6"><text:s text:c="4"/>verificationToken: { type: String }, // Token for email verification</text:p>
      <text:p text:style-name="P6"><text:s text:c="4"/>resetPasswordToken: { type: String }, // Token for resetting password</text:p>
      <text:p text:style-name="P6"><text:s text:c="4"/>resetPasswordExpires: { type: Date }, // Expiry date for password reset token</text:p>
      <text:p text:style-name="P6"><text:s text:c="2"/>},</text:p>
      <text:p text:style-name="P6"><text:s text:c="2"/>{ timestamps: true }</text:p>
      <text:p text:style-name="P6">);</text:p>
      <text:p text:style-name="P6"><text:soft-page-break/></text:p>
      <text:p text:style-name="P6">// Password hashing middleware</text:p>
      <text:p text:style-name="P6">userSchema.pre('save', async function (next) {</text:p>
      <text:p text:style-name="P6"><text:s text:c="2"/>if (!this.isModified('password')) return next();</text:p>
      <text:p text:style-name="P6"><text:s text:c="2"/>this.password = await bcrypt.hash(this.password, 10);</text:p>
      <text:p text:style-name="P6">});</text:p>
      <text:p text:style-name="P6"/>
      <text:p text:style-name="P6">// Password validation method</text:p>
      <text:p text:style-name="P6">userSchema.methods.matchPassword = async function (enteredPassword) {</text:p>
      <text:p text:style-name="P6"><text:s text:c="2"/>return await bcrypt.compare(enteredPassword, this.password);</text:p>
      <text:p text:style-name="P6">};</text:p>
      <text:p text:style-name="P6"/>
      <text:p text:style-name="P6">// Generate password reset token</text:p>
      <text:p text:style-name="P6">userSchema.methods.generateResetPasswordToken = function () {</text:p>
      <text:p text:style-name="P6"><text:s text:c="2"/>const resetToken = Math.floor(100000 + Math.random() * 900000).toString();</text:p>
      <text:p text:style-name="P6"><text:s text:c="2"/>this.resetPasswordToken = resetToken;</text:p>
      <text:p text:style-name="P6"><text:s text:c="2"/>this.resetPasswordExpires = Date.now() + 3600000; // 1 hour</text:p>
      <text:p text:style-name="P6"><text:s text:c="2"/>return resetToken;</text:p>
      <text:p text:style-name="P6">};</text:p>
      <text:p text:style-name="P6"/>
      <text:p text:style-name="P6">// Generate email verification token</text:p>
      <text:p text:style-name="P6">userSchema.methods.generateVerificationToken = function () {</text:p>
      <text:p text:style-name="P6"><text:s text:c="2"/>const verificationToken = Math.floor(100000 + Math.random() * 900000).toString();</text:p>
      <text:p text:style-name="P6"><text:soft-page-break/><text:s text:c="2"/>this.verificationToken = verificationToken;</text:p>
      <text:p text:style-name="P6"><text:s text:c="2"/>return verificationToken;</text:p>
      <text:p text:style-name="P6">};</text:p>
      <text:p text:style-name="P6"/>
      <text:p text:style-name="P6">module.exports = mongoose.model('User', userSchema);</text:p>
      <text:p text:style-name="P6"/>
      <text:p text:style-name="P6"/>
      <text:p text:style-name="P35">Connection string</text:p>
      <text:p text:style-name="P36">mongo db</text:p>
      <text:p text:style-name="P16">mongodb+srv://kamogelomosiah:&lt;db_password&gt;@cluster0.5fwhjmo.mongodb.net/?retryWrites=true&amp;w=majority&amp;appName=Cluster0</text:p>
      <text:p text:style-name="P16"/>
      <text:p text:style-name="P16"/>
      <text:p text:style-name="P16"/>
      <text:p text:style-name="P16">/server</text:p>
      <text:p text:style-name="P16"><text:s text:c="2"/>/config</text:p>
      <text:p text:style-name="P16"><text:s text:c="4"/>db.js <text:s text:c="12"/>// Database connection setup</text:p>
      <text:p text:style-name="P16"><text:s text:c="2"/>/controllers</text:p>
      <text:p text:style-name="P16"><text:s text:c="4"/>userController.js // Controller for user-related routes</text:p>
      <text:p text:style-name="P16"><text:s text:c="4"/>itemController.js // Controller for item-related routes</text:p>
      <text:p text:style-name="P16"><text:soft-page-break/><text:s text:c="2"/>/models</text:p>
      <text:p text:style-name="P16"><text:s text:c="4"/>userModel.js <text:s text:c="5"/>// User model schema</text:p>
      <text:p text:style-name="P16"><text:s text:c="4"/>itemModel.js <text:s text:c="5"/>// Item model schema</text:p>
      <text:p text:style-name="P16"><text:s text:c="2"/>/routes</text:p>
      <text:p text:style-name="P16"><text:s text:c="4"/>userRoutes.js <text:s text:c="4"/>// Routes for user-related operations</text:p>
      <text:p text:style-name="P16"><text:s text:c="4"/>itemRoutes.js <text:s text:c="4"/>// Routes for item-related operations</text:p>
      <text:p text:style-name="P16"><text:s text:c="2"/>/utils</text:p>
      <text:p text:style-name="P16"><text:s text:c="4"/>authMiddleware.js // Middleware for authentication/authorization</text:p>
      <text:p text:style-name="P16"><text:s text:c="4"/>errorHandler.js <text:s text:c="2"/>// Centralized error handling</text:p>
      <text:p text:style-name="P16"><text:s text:c="2"/>server.js <text:s text:c="10"/>// Main server file</text:p>
      <text:p text:style-name="P16"><text:s text:c="2"/>.env <text:s text:c="15"/>// Environment variabl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18" text:outline-level="3">Yo, here’s the <text:span text:style-name="Strong_20_Emphasis">Node.js &amp; React Web App Checklist</text:span></text:h>
      <text:p text:style-name="Text_20_body">We’re setting it up right, let me break it in a rap.</text:p>
      <text:p text:style-name="Horizontal_20_Line"/>
      <text:h text:style-name="Heading_20_3" text:outline-level="3"><text:span text:style-name="Strong_20_Emphasis">Step 1: Git on the Track</text:span></text:h>
      <text:p text:style-name="Text_20_body">We start with Git, version control’s the pack:</text:p>
      <text:list text:style-name="L5">
        <text:list-item>
          <text:p text:style-name="P46">Init the repo, <text:span text:style-name="Source_20_Text">.gitignore</text:span> intact, </text:p>
        </text:list-item>
        <text:list-item>
          <text:p text:style-name="P45">No <text:span text:style-name="Source_20_Text">node_modules</text:span>, <text:span text:style-name="Source_20_Text">.env</text:span>, or build packs. </text:p>
        </text:list-item>
      </text:list>
      <text:p text:style-name="Horizontal_20_Line"/>
      <text:h text:style-name="Heading_20_3" text:outline-level="3"><text:span text:style-name="Strong_20_Emphasis">Step 2: Backend on Deck</text:span></text:h>
      <text:p text:style-name="Text_20_body">Node.js and Express, let’s get this in check:</text:p>
      <text:list text:style-name="L6">
        <text:list-item>
          <text:p text:style-name="P48">Make a backend folder, <text:span text:style-name="Source_20_Text">npm init</text:span> next, </text:p>
        </text:list-item>
        <text:list-item>
          <text:p text:style-name="P48">Install Express, Mongoose, dotenv, all set. </text:p>
        </text:list-item>
        <text:list-item>
          <text:p text:style-name="P47">Add <text:span text:style-name="Source_20_Text">nodemon</text:span> to dev, scripts in the text. </text:p>
        </text:list-item>
      </text:list>
      <text:p text:style-name="Horizontal_20_Line"/>
      <text:h text:style-name="Heading_20_3" text:outline-level="3"><text:span text:style-name="Strong_20_Emphasis">Step 3: Folder Structure, Go!</text:span></text:h>
      <text:p text:style-name="Text_20_body">Organize the backend like a pro:</text:p>
      <text:list text:style-name="L7">
        <text:list-item>
          <text:p text:style-name="P50">Configs, controllers, models, routes in tow, </text:p>
        </text:list-item>
        <text:list-item>
          <text:p text:style-name="P49"><text:span text:style-name="Source_20_Text">.env</text:span> keeps secrets, now you’re ready to show. </text:p>
        </text:list-item>
      </text:list>
      <text:p text:style-name="Horizontal_20_Line"/>
      <text:h text:style-name="Heading_20_3" text:outline-level="3"><text:span text:style-name="Strong_20_Emphasis">Step 4: Connect the DB Vibe</text:span></text:h>
      <text:p text:style-name="Text_20_body">MongoDB’s live, keep the server alive:</text:p>
      <text:list text:style-name="L8">
        <text:list-item>
          <text:p text:style-name="P52"><text:span text:style-name="Source_20_Text">server.js</text:span> spins with Express inside, </text:p>
        </text:list-item>
        <text:list-item>
          <text:p text:style-name="P51"><text:span text:style-name="Source_20_Text">db.js</text:span> ties Mongoose to the ride. </text:p>
        </text:list-item>
      </text:list>
      <text:p text:style-name="Horizontal_20_Line"><text:soft-page-break/></text:p>
      <text:h text:style-name="Heading_20_3" text:outline-level="3"><text:span text:style-name="Strong_20_Emphasis">Step 5: CRUD Routes, Let’s Play</text:span></text:h>
      <text:p text:style-name="Text_20_body">Universal models and routes on the way:</text:p>
      <text:list text:style-name="L9">
        <text:list-item>
          <text:p text:style-name="P54">Generic CRUD with flexibility to stay, </text:p>
        </text:list-item>
        <text:list-item>
          <text:p text:style-name="P53">User models, controllers, they’re here to slay. </text:p>
        </text:list-item>
      </text:list>
      <text:p text:style-name="Horizontal_20_Line"/>
      <text:h text:style-name="Heading_20_3" text:outline-level="3"><text:span text:style-name="Strong_20_Emphasis">Step 6: Test It, Don’t Rest It</text:span></text:h>
      <text:p text:style-name="Text_20_body">Run the backend and make sure it’s blessed:</text:p>
      <text:list text:style-name="L10">
        <text:list-item>
          <text:p text:style-name="P56">Fire up <text:span text:style-name="Source_20_Text">npm run dev</text:span>, do your best, </text:p>
        </text:list-item>
        <text:list-item>
          <text:p text:style-name="P55">Postman or CURL, put it to the test. </text:p>
        </text:list-item>
      </text:list>
      <text:p text:style-name="Horizontal_20_Line"/>
      <text:h text:style-name="Heading_20_3" text:outline-level="3"><text:span text:style-name="Strong_20_Emphasis">Step 7: Frontend Ignite</text:span></text:h>
      <text:p text:style-name="Text_20_body">React in the mix, make it look tight:</text:p>
      <text:list text:style-name="L11">
        <text:list-item>
          <text:p text:style-name="P58"><text:span text:style-name="Source_20_Text">npx create-react-app frontend</text:span>, alright, </text:p>
        </text:list-item>
        <text:list-item>
          <text:p text:style-name="P57">Install <text:span text:style-name="Source_20_Text">axios</text:span>, <text:span text:style-name="Source_20_Text">react-router-dom</text:span> for the fight. </text:p>
        </text:list-item>
      </text:list>
      <text:p text:style-name="Horizontal_20_Line"/>
      <text:h text:style-name="Heading_20_3" text:outline-level="3"><text:span text:style-name="Strong_20_Emphasis">Step 8: Routing &amp; Pages</text:span></text:h>
      <text:p text:style-name="Text_20_body">Set up the flow, front stages:</text:p>
      <text:list text:style-name="L12">
        <text:list-item>
          <text:p text:style-name="P60">Components, pages, services engage us, </text:p>
        </text:list-item>
        <text:list-item>
          <text:p text:style-name="P59">React Router for the navigation gauges. </text:p>
        </text:list-item>
      </text:list>
      <text:p text:style-name="Horizontal_20_Line"/>
      <text:h text:style-name="Heading_20_3" text:outline-level="3"><text:span text:style-name="Strong_20_Emphasis">Step 9: CRUD in the Front</text:span></text:h>
      <text:p text:style-name="Text_20_body">Make the UI that handles the blunt:</text:p>
      <text:list text:style-name="L13">
        <text:list-item>
          <text:p text:style-name="P62">List, create, edit, delete all in the stunt, </text:p>
        </text:list-item>
        <text:list-item>
          <text:p text:style-name="P61"><text:soft-page-break/>Components for CRUD, React does the grunt. </text:p>
        </text:list-item>
      </text:list>
      <text:p text:style-name="Horizontal_20_Line"/>
      <text:h text:style-name="Heading_20_3" text:outline-level="3"><text:span text:style-name="Strong_20_Emphasis">Step 10: Connect the Dots</text:span></text:h>
      <text:p text:style-name="Text_20_body">Axios calls, the API spots:</text:p>
      <text:list text:style-name="L14">
        <text:list-item>
          <text:p text:style-name="P64">CRUD ops linked, React gets the lot, </text:p>
        </text:list-item>
        <text:list-item>
          <text:p text:style-name="P63">Backend synergy, the app’s getting hot. </text:p>
        </text:list-item>
      </text:list>
      <text:p text:style-name="Horizontal_20_Line"/>
      <text:h text:style-name="Heading_20_3" text:outline-level="3"><text:span text:style-name="Strong_20_Emphasis">Step 11: Test, then Shine</text:span></text:h>
      <text:p text:style-name="Text_20_body">Start the React dev server, refine:</text:p>
      <text:list text:style-name="L15">
        <text:list-item>
          <text:p text:style-name="P66">Navigate to localhost, CRUD works fine, </text:p>
        </text:list-item>
        <text:list-item>
          <text:p text:style-name="P65">Full-stack power, the app’s aligned. </text:p>
        </text:list-item>
      </text:list>
      <text:p text:style-name="Horizontal_20_Line"/>
      <text:h text:style-name="Heading_20_3" text:outline-level="3"><text:span text:style-name="Strong_20_Emphasis">Step 12: Deploy and Stunt</text:span></text:h>
      <text:p text:style-name="Text_20_body">Put it online, show off the hunt:</text:p>
      <text:list text:style-name="L16">
        <text:list-item>
          <text:p text:style-name="P68">Backend to Heroku or AWS front, </text:p>
        </text:list-item>
        <text:list-item>
          <text:p text:style-name="P67">Frontend to Netlify, the build gets done. </text:p>
        </text:list-item>
      </text:list>
      <text:p text:style-name="Horizontal_20_Line"/>
      <text:h text:style-name="Heading_20_3" text:outline-level="3"><text:span text:style-name="Strong_20_Emphasis">Step 13: Scale it Up!</text:span></text:h>
      <text:p text:style-name="Text_20_body">Optimize the app, fill your cup:</text:p>
      <text:list text:style-name="L17">
        <text:list-item>
          <text:p text:style-name="P70">Auth flows in, testing backs it up, </text:p>
        </text:list-item>
        <text:list-item>
          <text:p text:style-name="P69">Logging and caching, keep leveling up. </text:p>
        </text:list-item>
      </text:list>
      <text:p text:style-name="Horizontal_20_Line"/>
      <text:h text:style-name="Heading_20_3" text:outline-level="3"><text:soft-page-break/><text:span text:style-name="Strong_20_Emphasis">File Structure Breakdown</text:span></text:h>
      <text:p text:style-name="Text_20_body"><text:span text:style-name="Strong_20_Emphasis">Name/</text:span><text:line-break/>├─ <text:span text:style-name="Strong_20_Emphasis">config/</text:span> – DB setup, configs tight,<text:line-break/>├─ <text:span text:style-name="Strong_20_Emphasis">controllers/</text:span> – Handles requests right,<text:line-break/>├─ <text:span text:style-name="Strong_20_Emphasis">models/</text:span> – Data’s blueprint light,<text:line-break/>├─ <text:span text:style-name="Strong_20_Emphasis">routes/</text:span> – Endpoints take flight,<text:line-break/>├─ <text:span text:style-name="Strong_20_Emphasis">node_modules/</text:span> – Dependencies unite,<text:line-break/>├─ <text:span text:style-name="Strong_20_Emphasis">.env</text:span> – Secrets outta sight,<text:line-break/>├─ <text:span text:style-name="Strong_20_Emphasis">.gitignore</text:span> – Keep noise from the site,<text:line-break/>├─ <text:span text:style-name="Strong_20_Emphasis">package.json</text:span> – Scripts for the mic,<text:line-break/>└─ <text:span text:style-name="Strong_20_Emphasis">server.js</text:span> – Starts the app, alright.</text:p>
      <text:p text:style-name="Horizontal_20_Line"/>
      <text:h text:style-name="Heading_20_3" text:outline-level="3"><text:span text:style-name="Strong_20_Emphasis">How It Flows</text:span></text:h>
      <text:list text:style-name="L18">
        <text:list-item>
          <text:p text:style-name="P72"><text:span text:style-name="Strong_20_Emphasis">Server Spins</text:span> (server.js is king), </text:p>
        </text:list-item>
        <text:list-item>
          <text:p text:style-name="P72"><text:span text:style-name="Strong_20_Emphasis">Routes Direct</text:span> (where users ping), </text:p>
        </text:list-item>
        <text:list-item>
          <text:p text:style-name="P72"><text:span text:style-name="Strong_20_Emphasis">Controllers Flex</text:span> (data’s the thing), </text:p>
        </text:list-item>
        <text:list-item>
          <text:p text:style-name="P71"><text:span text:style-name="Strong_20_Emphasis">Models Handle</text:span> (the database brings). </text:p>
        </text:list-item>
      </text:list>
      <text:p text:style-name="Text_20_body">Let’s code this app, keep it steady and clear,<text:line-break/>Node.js and React, the stack of the year!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ontserrat" style:family="paragraph" style:parent-style-name="Text_20_body">
      <style:text-properties officeooo:rsid="0004f8a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31:11.287606344</meta:creation-date>
    <dc:date>2024-12-12T08:00:16.835216719</dc:date>
    <meta:editing-duration>PT8H3M51S</meta:editing-duration>
    <meta:editing-cycles>19</meta:editing-cycles>
    <meta:generator>LibreOffice/24.2.7.2$Linux_X86_64 LibreOffice_project/420$Build-2</meta:generator>
    <meta:document-statistic meta:table-count="1" meta:image-count="0" meta:object-count="0" meta:page-count="18" meta:paragraph-count="278" meta:word-count="2054" meta:character-count="13915" meta:non-whitespace-character-count="11989"/>
  </office:meta>
</office:document-meta>
</file>